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text-properties style:font-name="Calibri"/>
    </style:style>
    <style:style style:name="P2" style:family="paragraph" style:parent-style-name="Heading_20_2">
      <style:text-properties style:font-name="Calibri"/>
    </style:style>
    <style:style style:name="P3" style:family="paragraph" style:parent-style-name="Heading_20_3">
      <style:text-properties style:font-name="Calibri"/>
    </style:style>
    <style:style style:name="P4" style:family="paragraph" style:parent-style-name="Preformatted_20_Text" style:list-style-name="L2">
      <style:text-properties style:font-name="Calibri"/>
    </style:style>
    <style:style style:name="P5" style:family="paragraph" style:parent-style-name="Standard">
      <style:text-properties style:font-name="Calibri"/>
    </style:style>
    <style:style style:name="P6" style:family="paragraph" style:parent-style-name="Text_20_body" style:list-style-name="L2"/>
    <style:style style:name="P7" style:family="paragraph" style:parent-style-name="Text_20_body" style:list-style-name="L1">
      <style:text-properties style:font-name="Calibri"/>
    </style:style>
    <style:style style:name="P8" style:family="paragraph" style:parent-style-name="Text_20_body">
      <style:text-properties style:font-name="Calibri"/>
    </style:style>
    <style:style style:name="T1" style:family="text">
      <style:text-properties loext:padding="0.0193in" loext:border="0.06pt solid #e3e3e3"/>
    </style:style>
    <style:style style:name="T2" style:family="text">
      <style:text-properties style:font-name="Calibri"/>
    </style:style>
    <style:style style:name="T3" style:family="text">
      <style:text-properties style:font-name="Calibri" loext:padding="0.0193in" loext:border="0.06pt solid #e3e3e3"/>
    </style:style>
    <style:style style:name="T4" style:family="text">
      <style:text-properties style:font-name="Calibri" style:text-underline-style="solid" style:text-underline-width="auto" style:text-underline-color="font-color"/>
    </style:style>
    <style:style style:name="T5" style:family="text">
      <style:text-properties style:font-name="Calibri" style:text-underline-style="solid" style:text-underline-width="auto" style:text-underline-color="font-color" loext:padding="0.0193in" loext:border="0.06pt solid #e3e3e3"/>
    </style:style>
    <style:style style:name="T6" style:family="text">
      <style:text-properties style:font-name="Calibri" style:text-underline-style="none"/>
    </style:style>
    <style:style style:name="T7" style:family="text">
      <style:text-properties style:font-name="Calibri" style:text-underline-style="none" loext:padding="0.0193in" loext:border="0.06pt solid #e3e3e3"/>
    </style:style>
    <style:style style:name="T8" style:family="text">
      <style:text-properties style:font-name="Calibri" style:text-underline-style="none" fo:font-weight="bold" style:font-weight-asian="bold" style:font-weight-complex="bold"/>
    </style:style>
    <style:style style:name="T9" style:family="text">
      <style:text-properties style:font-name="Calibri" style:text-underline-style="none" fo:font-weight="bold" style:font-weight-asian="bold" style:font-weight-complex="bold" loext:padding="0.0193in" loext:border="0.06pt solid #e3e3e3"/>
    </style:style>
    <style:style style:name="T10" style:family="text">
      <style:text-properties style:font-name="Calibri" style:text-underline-style="none" fo:font-weight="normal" style:font-weight-asian="normal" style:font-weight-complex="normal"/>
    </style:style>
    <style:style style:name="T11" style:family="text">
      <style:text-properties style:font-name="Calibri" style:text-underline-style="none" fo:font-weight="normal" style:font-weight-asian="normal" style:font-weight-complex="normal" loext:padding="0.0193in" loext:border="0.06pt solid #e3e3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VID-19 Data Exploration</text:h>
      <text:p text:style-name="P8">This repository contains a project focused on exploring and analyzing COVID-19 data, particularly deaths and vaccinations. The project demonstrates the use of various SQL techniques and skills, such as joins, common table expressions (CTEs), temporary tables, window functions, aggregate functions, creating views, and converting data types.</text:p>
      <text:h text:style-name="P2" text:outline-level="2">Objective</text:h>
      <text:p text:style-name="P8">The primary goal of this project is to perform a comprehensive exploration and analysis of COVID-19 deaths and vaccination data. Key objectives include:</text:p>
      <text:list text:style-name="L1">
        <text:list-item>
          <text:p text:style-name="P7">Analyzing total cases and deaths.</text:p>
        </text:list-item>
        <text:list-item>
          <text:p text:style-name="P7">Examining infection and death rates.</text:p>
        </text:list-item>
        <text:list-item>
          <text:p text:style-name="P7">Comparing population data with infection and vaccination data.</text:p>
        </text:list-item>
        <text:list-item>
          <text:p text:style-name="P7">Breaking down data by continent.</text:p>
        </text:list-item>
        <text:list-item>
          <text:p text:style-name="P7">Calculating global statistics.</text:p>
        </text:list-item>
        <text:list-item>
          <text:p text:style-name="P7">Creating views for further analysis and visualization.</text:p>
        </text:list-item>
      </text:list>
      <text:h text:style-name="P2" text:outline-level="2">Data Exploration Process</text:h>
      <text:h text:style-name="P3" text:outline-level="3">Initial Data Exploration</text:h>
      <text:p text:style-name="P8">The project begins by loading the COVID-19 deaths data to understand the structure and content of the dataset. The initial data is filtered to exclude rows where the continent is not specified.</text:p>
      <text:h text:style-name="P3" text:outline-level="3">Analyzing Total Cases and Deaths</text:h>
      <text:p text:style-name="P8">Key data fields such as location, date, total cases, new cases, total deaths, and population are selected to analyze the progression of the pandemic over time. Calculations are performed to determine the likelihood of death if infected with COVID-19 in specific countries.</text:p>
      <text:h text:style-name="P3" text:outline-level="3">Infection and Death Rates</text:h>
      <text:p text:style-name="P8">The analysis includes calculating the percentage of the population infected with COVID-19 and identifying countries with the highest infection rates relative to their populations. Additionally, the analysis identifies countries with the highest death counts.</text:p>
      <text:h text:style-name="P3" text:outline-level="3">Death Count Analysis</text:h>
      <text:p text:style-name="P8">Further analysis is performed to identify the continents with the highest death counts relative to their populations. This helps to understand the regional impact of the pandemic.</text:p>
      <text:h text:style-name="P3" text:outline-level="3"><text:soft-page-break/>Global Statistics</text:h>
      <text:p text:style-name="P8">Global totals for new cases and new deaths are calculated, along with the global death percentage. This provides a high-level overview of the pandemic's impact worldwide.</text:p>
      <text:h text:style-name="P3" text:outline-level="3">Vaccination Data Analysis</text:h>
      <text:p text:style-name="P8">The project compares total population data with vaccination data to determine the percentage of the population that has received at least one COVID-19 vaccine. This analysis helps to understand vaccination coverage and its correlation with infection rates.</text:p>
      <text:h text:style-name="P3" text:outline-level="3">Advanced Analysis Using CTEs and Temp Tables</text:h>
      <text:p text:style-name="P8">Advanced SQL techniques such as common table expressions (CTEs) and temporary tables are used to perform calculations and partition data for more detailed analysis. This includes calculating rolling totals of people vaccinated and determining vaccination percentages.</text:p>
      <text:h text:style-name="P3" text:outline-level="3">Creating Views for Visualization</text:h>
      <text:p text:style-name="P8">To facilitate further analysis and visualization, a SQL view is created to store vaccination data. This view can be used in visualization tools to create dynamic charts and graphs.</text:p>
      <text:h text:style-name="P2" text:outline-level="2">How to Use</text:h>
      <text:list text:style-name="L2">
        <text:list-item>
          <text:p text:style-name="P6"><text:span text:style-name="Strong_20_Emphasis"><text:span text:style-name="T2">Clone the repository:</text:span></text:span><text:span text:style-name="T2"/></text:p>
        </text:list-item>
        <text:list-item>
          <text:p text:style-name="P6"><text:span text:style-name="Strong_20_Emphasis"><text:span text:style-name="T2">Import the datasets</text:span></text:span><text:span text:style-name="T2"> into your SQL environment.</text:span></text:p>
        </text:list-item>
        <text:list-item>
          <text:p text:style-name="P6"><text:span text:style-name="Strong_20_Emphasis"><text:span text:style-name="T2">Execute the queries</text:span></text:span><text:span text:style-name="T2"> in the provided SQL script (</text:span><text:span text:style-name="Source_20_Text"><text:span text:style-name="T2">covid_exploration.sql</text:span></text:span><text:span text:style-name="T2">) step by step to perform data exploration and analysis.</text:span></text:p>
        </text:list-item>
        <text:list-item>
          <text:p text:style-name="P6"><text:span text:style-name="Strong_20_Emphasis"><text:span text:style-name="T2">Use the created views and temporary tables</text:span></text:span><text:span text:style-name="T2"> for further analysis and visualization.</text:span></text:p>
        </text:list-item>
      </text:list>
      <text:h text:style-name="P2" text:outline-level="2">Conclusion</text:h>
      <text:p text:style-name="P8">This project provides a thorough approach to exploring and analyzing COVID-19 data, using a variety of SQL techniques to extract meaningful insights. By following the steps outlined, users can explore the data, calculate relevant metrics, and prepare the data for visualization.</text:p>
      <text:p text:style-name="P8">For any questions or suggestions, please feel free to open an issue or submit a pull request.</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2T12:05:26.426000000</meta:creation-date>
    <dc:date>2024-06-02T12:10:43.972000000</dc:date>
    <meta:editing-duration>PT5M17S</meta:editing-duration>
    <meta:editing-cycles>1</meta:editing-cycles>
    <meta:document-statistic meta:table-count="0" meta:image-count="0" meta:object-count="0" meta:page-count="2" meta:paragraph-count="35" meta:word-count="515" meta:character-count="3477" meta:non-whitespace-character-count="3007"/>
    <meta:generator>LibreOffice/7.6.3.2$Windows_X86_64 LibreOffice_project/29d686fea9f6705b262d369fede658f824154cc0</meta:generator>
  </office:meta>
</office:document-meta>
</file>